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589in"/>
    </style:style>
    <style:style style:name="co24" style:family="table-column">
      <style:table-column-properties fo:break-before="auto" style:column-width="3.1134in"/>
    </style:style>
    <style:style style:name="co25" style:family="table-column">
      <style:table-column-properties fo:break-before="auto" style:column-width="4.1618in"/>
    </style:style>
    <style:style style:name="co26" style:family="table-column">
      <style:table-column-properties fo:break-before="auto" style:column-width="5.1563in"/>
    </style:style>
    <style:style style:name="co27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7854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2.5126in"/>
    </style:style>
    <style:style style:name="co14" style:family="table-column">
      <style:table-column-properties fo:break-before="auto" style:column-width="4.3693in"/>
    </style:style>
    <style:style style:name="co15" style:family="table-column">
      <style:table-column-properties fo:break-before="auto" style:column-width="1.3126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3764in"/>
    </style:style>
    <style:style style:name="co18" style:family="table-column">
      <style:table-column-properties fo:break-before="auto" style:column-width="1.5492in"/>
    </style:style>
    <style:style style:name="co19" style:family="table-column">
      <style:table-column-properties fo:break-before="auto" style:column-width="1.9772in"/>
    </style:style>
    <style:style style:name="co20" style:family="table-column">
      <style:table-column-properties fo:break-before="auto" style:column-width="2.6327in"/>
    </style:style>
    <style:style style:name="co21" style:family="table-column">
      <style:table-column-properties fo:break-before="auto" style:column-width="3.6272in"/>
    </style:style>
    <style:style style:name="co22" style:family="table-column">
      <style:table-column-properties fo:break-before="auto" style:column-width="5.1016in"/>
    </style:style>
    <style:style style:name="co28" style:family="table-column">
      <style:table-column-properties fo:break-before="auto" style:column-width="2.3264in"/>
    </style:style>
    <style:style style:name="co29" style:family="table-column">
      <style:table-column-properties fo:break-before="auto" style:column-width="1.6898in"/>
    </style:style>
    <style:style style:name="co30" style:family="table-column">
      <style:table-column-properties fo:break-before="auto" style:column-width="2.3701in"/>
    </style:style>
    <style:style style:name="co31" style:family="table-column">
      <style:table-column-properties fo:break-before="auto" style:column-width="4.9161in"/>
    </style:style>
    <style:style style:name="co32" style:family="table-column">
      <style:table-column-properties fo:break-before="auto" style:column-width="4.7846in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866in" fo:break-before="auto" style:use-optimal-row-height="false"/>
    </style:style>
    <style:style style:name="ro21" style:family="table-row">
      <style:table-row-properties style:row-height="0.5492in" fo:break-before="auto" style:use-optimal-row-height="false"/>
    </style:style>
    <style:style style:name="ro22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1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ta4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24" style:family="table-cell" style:parent-style-name="Default">
      <style:table-cell-properties fo:border="0.0008in solid #000000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#e6e6e6" fo:border="0.0008in solid #000000"/>
      <style:text-properties fo:color="#0000ff" fo:font-weight="bold" style:font-weight-asian="bold" style:font-weight-complex="bold"/>
    </style:style>
    <style:style style:name="ce71" style:family="table-cell" style:parent-style-name="Default">
      <style:table-cell-properties fo:border="0.0008in solid #000000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ext-properties fo:font-size="10pt" style:font-size-asian="10pt" style:font-size-complex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000080"/>
    </style:style>
    <style:style style:name="ce88" style:family="table-cell" style:parent-style-name="Default">
      <style:table-cell-properties fo:background-color="#ffffff"/>
    </style:style>
    <style:style style:name="ce8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9" style:family="table-cell" style:parent-style-name="Default" style:data-style-name="N125">
      <style:table-cell-properties fo:border="0.0008in solid #000000"/>
    </style:style>
    <style:style style:name="ce7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="0.0008in solid #000000"/>
      <style:text-properties fo:color="#000000" fo:language="fr" fo:country="FR" style:font-name-asian="Arial Unicode MS" style:language-asian="zh" style:country-asian="CN" style:language-complex="hi" style:country-complex="IN"/>
    </style:style>
    <style:style style:name="ce104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0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2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color="#ff0000"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8"/>
        <table:table-column table:style-name="co10" table:default-cell-style-name="ce24"/>
        <table:table-column table:style-name="co11" table:default-cell-style-name="ce44"/>
        <table:table-column table:style-name="co12" table:default-cell-style-name="ce46"/>
        <table:table-column table:style-name="co3" table:default-cell-style-name="ce24"/>
        <table:table-column table:style-name="co3" table:default-cell-style-name="ce17"/>
        <table:table-column table:style-name="co3" table:default-cell-style-name="ce17"/>
        <table:table-column table:style-name="co3" table:default-cell-style-name="ce17"/>
        <table:table-column table:style-name="co3" table:default-cell-style-name="ce17"/>
        <table:table-column table:style-name="co3" table:default-cell-style-name="Default"/>
        <table:table-row table:style-name="ro6">
          <table:table-cell table:style-name="ce17">
            <draw:frame table:end-cell-address="Cover.C6" table:end-x="0.4406in" table:end-y="0.1724in" draw:z-index="0" draw:name="Graphics 1" draw:style-name="gr1" draw:text-style-name="P1" svg:width="3.2429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7">
          <table:table-cell table:style-name="ce18"/>
          <table:table-cell table:style-name="ce22" office:value-type="string" table:number-columns-spanned="3" table:number-rows-spanned="1">
            <text:p>Sniff Nag Screen Test Case</text:p>
          </table:table-cell>
          <table:covered-table-cell table:style-name="ce18"/>
          <table:covered-table-cell table:style-name="ce18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Issue date: </text:p>
          </table:table-cell>
          <table:table-cell table:style-name="ce30"/>
          <table:table-cell table:style-name="ce39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1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Nam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Cod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Module:</text:p>
          </table:table-cell>
          <table:table-cell table:style-name="ce32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SUM([Nag_Screen.C4:Terms_And_Conditions.C4])" office:value-type="float" office:value="7">
            <text:p>7</text:p>
          </table:table-cell>
          <table:table-cell table:style-name="Default" table:number-columns-repeated="3"/>
          <table:table-cell table:style-name="ce18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5" table:number-columns-repeated="3"/>
          <table:table-cell table:style-name="ce18" table:number-columns-repeated="2"/>
          <table:table-cell table:number-columns-repeated="249"/>
        </table:table-row>
        <table:table-row table:style-name="ro8">
          <table:table-cell table:style-name="ce17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number-columns-repeated="249"/>
        </table:table-row>
        <table:table-row table:style-name="ro9">
          <table:table-cell table:style-name="ce19"/>
          <table:table-cell table:style-name="ce26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7" office:value-type="string">
            <text:p>Reviewer/</text:p>
            <text:p>Approver</text:p>
          </table:table-cell>
          <table:table-cell table:style-name="ce48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5">
            <text:p>15-Feb-2012</text:p>
          </table:table-cell>
          <table:table-cell office:value-type="string">
            <text:p>V1.0</text:p>
          </table:table-cell>
          <table:table-cell table:style-name="ce40"/>
          <table:table-cell table:style-name="ce43" office:value-type="string">
            <text:p>Sniff Nag Screen Test Case Creation</text:p>
          </table:table-cell>
          <table:table-cell table:style-name="ce45" office:value-type="string">
            <text:p>Maamoun Soltani</text:p>
          </table:table-cell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6">
            <text:p>16-Feb-2012</text:p>
          </table:table-cell>
          <table:table-cell/>
          <table:table-cell table:style-name="ce40"/>
          <table:table-cell table:number-columns-repeated="2"/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7"/>
          <table:table-cell table:number-columns-repeated="2"/>
          <table:table-cell table:style-name="ce42"/>
          <table:table-cell table:number-columns-repeated="2"/>
          <table:table-cell table:style-name="ce42" table:number-columns-repeated="2"/>
          <table:table-cell table:number-columns-repeated="248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 table:number-columns-repeated="5"/>
          <table:table-cell table:style-name="ce24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row table:style-name="ro11">
          <table:table-cell table:style-name="ce34" office:value-type="string" table:number-columns-spanned="5" table:number-rows-spanned="1">
            <text:p><text:s/>Check List</text:p>
            <text:p><text:span text:style-name="T3">Based on Product built version:</text:span></text:p>
          </table: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table-cell table:style-name="ce34"/>
          <table:table-cell table:style-name="ce63" table:number-columns-repeated="249"/>
        </table:table-row>
        <table:table-row table:style-name="ro5">
          <table:table-cell table:style-name="ce52" office:value-type="string">
            <text:p>Id</text:p>
          </table:table-cell>
          <table:table-cell table:style-name="ce52" office:value-type="string">
            <text:p>Main cases</text:p>
          </table:table-cell>
          <table:table-cell table:style-name="ce52" office:value-type="string">
            <text:p>Priority</text:p>
          </table:table-cell>
          <table:table-cell table:style-name="ce52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52"/>
          <table:table-cell table:style-name="ce63" table:number-columns-repeated="249"/>
        </table:table-row>
        <table:table-row table:style-name="ro5">
          <table:table-cell table:style-name="ce53" office:value-type="string" table:number-columns-spanned="4" table:number-rows-spanned="1">
            <text:p>Sniff Nag Screen Test Case</text:p>
          </table:table-cell>
          <table:covered-table-cell table:style-name="ce56"/>
          <table:covered-table-cell table:style-name="ce60"/>
          <table:covered-table-cell table:style-name="ce60"/>
          <table:table-cell table:style-name="ce62" office:value-type="string">
            <text:p>Total of High</text:p>
          </table:table-cell>
          <table:table-cell table:style-name="ce64" table:formula="of:=SUMPRODUCT(([.C4:.C534]=&quot;High&quot;))" office:value-type="float" office:value="6">
            <text:p>6</text:p>
          </table:table-cell>
          <table:table-cell table:style-name="ce63" table:number-columns-repeated="249"/>
        </table:table-row>
        <table:table-row table:style-name="ro12">
          <table:table-cell table:style-name="ce24" office:value-type="string">
            <text:p>SNF_NAG_01.001</text:p>
          </table:table-cell>
          <table:table-cell table:style-name="ce24" office:value-type="string">
            <text:p>Verify Nag screen first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f:=SUMPRODUCT(([.C4:.C534]=&quot;Medium&quot;)*([.D4:.D534]=&quot;x&quot;))" office:value-type="float" office:value="0">
            <text:p>0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2</text:p>
          </table:table-cell>
          <table:table-cell table:style-name="ce24" office:value-type="string">
            <text:p>Verify Nag screen second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f:=SUMPRODUCT(([.C4:.C534]=&quot;Low&quot;))" office:value-type="float" office:value="1">
            <text:p>1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3</text:p>
          </table:table-cell>
          <table:table-cell table:style-name="ce24" office:value-type="string">
            <text:p>Verify Nag screen page with 16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4</text:p>
          </table:table-cell>
          <table:table-cell table:style-name="ce24" office:value-type="string">
            <text:p>Verify Nag screen page with 29 days Left.</text:p>
          </table:table-cell>
          <table:table-cell table:style-name="ce24" office:value-type="string">
            <text:p>Low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5</text:p>
          </table:table-cell>
          <table:table-cell table:style-name="ce24" office:value-type="string">
            <text:p>Verify Nag screen page with 0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6</text:p>
          </table:table-cell>
          <table:table-cell table:style-name="ce24" office:value-type="string">
            <text:p>Verify Nag screen <text:s/>when trial period has expired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37" office:value-type="string" table:number-columns-spanned="4" table:number-rows-spanned="1">
            <text:p>Sniff Terms and Conditions Test Case</text:p>
          </table:table-cell>
          <table:covered-table-cell table:style-name="ce57"/>
          <table:covered-table-cell table:style-name="ce60"/>
          <table:covered-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TERMS_AND_CONDITION_01.001</text:p>
          </table:table-cell>
          <table:table-cell table:style-name="ce24" office:value-type="string">
            <text:p>Show/Hide the terms and conditions agreement </text:p>
          </table:table-cell>
          <table:table-cell table:style-name="ce60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8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>
            <draw:frame table:end-cell-address="Check_List.B14" table:end-x="0.7154in" table:end-y="0.1496in" draw:z-index="0" draw:name="Graphics 2" draw:style-name="gr1" draw:text-style-name="P1" svg:width="0.4173in" svg:height="0.05in" svg:x="0.298in" svg:y="0.0996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ag_Screen" table:style-name="ta5" table:print="false">
        <table:table-column table:style-name="co7" table:default-cell-style-name="Default"/>
        <table:table-column table:style-name="co17" table:default-cell-style-name="ce24"/>
        <table:table-column table:style-name="co7" table:default-cell-style-name="Default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Default"/>
        <table:table-column table:style-name="co22" table:default-cell-style-name="Default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6" table:number-columns-spanned="3" table:number-rows-spanned="1">
            <text:p>6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1"/>
          <table:table-cell table:style-name="ce72" table:number-columns-repeated="241"/>
        </table:table-row>
        <table:table-row table:style-name="ro16">
          <table:table-cell table:style-name="ce68" office:value-type="float" office:value="1">
            <text:p>1.00</text:p>
          </table:table-cell>
          <table:table-cell office:value-type="string">
            <text:p>SNF_NAG_01</text:p>
          </table:table-cell>
          <table:table-cell table:style-name="ce81" office:value-type="float" office:value="1">
            <text:p>1.00</text:p>
          </table:table-cell>
          <table:table-cell office:value-type="string">
            <text:p>Portal\Trial\Registration</text:p>
          </table:table-cell>
          <table:table-cell office:value-type="string">
            <text:p>Verify Nag screen</text:p>
            <text:p>First start page shortcuts</text:p>
          </table:table-cell>
          <table:table-cell office:value-type="string">
            <text:p>Step 1: Verify Nag screen </text:p>
            <text:p>First start page navigation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lick on Start evaluation link 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-The first start page is shown</text:p>
            <text:p>-The Default page is shown</text:p>
            <text:p>-The « Buy now | exo » page is shown</text:p>
            <text:p>-The mailing page is shown</text:p>
            <text:p>-The exo official site is shown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style-name="ce68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NAG_01</text:p>
          </table:table-cell>
          <table:table-cell table:style-name="ce82" office:value-type="float" office:value="2">
            <text:p>2.00</text:p>
          </table:table-cell>
          <table:table-cell office:value-type="string">
            <text:p>Portal\Trial\Registration</text:p>
          </table:table-cell>
          <table:table-cell office:value-type="string">
            <text:p>Verify Nag screen </text:p>
            <text:p>Second start page shortcuts</text:p>
          </table:table-cell>
          <table:table-cell office:value-type="string">
            <text:p>Step 1: Verify Nag screen </text:p>
            <text:p>Second start page navigation</text:p>
          </table:table-cell>
          <table:table-cell table:style-name="ce71" office:value-type="string">
            <text:p><text:span text:style-name="T2">- Now Clear your browsing data and restart the server</text:span></text:p>
            <text:p><text:span text:style-name="T2">- Go to localhost:8080/portal/</text:span></text:p>
            <text:p><text:span text:style-name="T2">- Click on Buy now link</text:span></text:p>
            <text:p><text:span text:style-name="T2">- Click on Dismiss link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/></text:p>
            <text:p><text:span text:style-name="T2"/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« Buy now | exo » page is shown</text:span></text:p>
            <text:p><text:span text:style-name="T2">-The the Default page is shown</text:span></text:p>
            <text:p><text:span text:style-name="T2">-The mailing page is shown</text:span></text:p>
            <text:p><text:span text:style-name="T2">-The exo official site is shown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style-name="ce68" table:formula="of:=IF(MID([.F9];6;1)&gt;MID([.F8];6;1);&quot;&quot;;MAX([.A$7:.A8])+1)" office:value-type="float" office:value="3">
            <text:p>3.00</text:p>
          </table:table-cell>
          <table:table-cell office:value-type="string">
            <text:p>SNF_NAG_01</text:p>
          </table:table-cell>
          <table:table-cell table:style-name="ce82" office:value-type="float" office:value="3">
            <text:p>3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16 days Left.</text:p>
          </table:table-cell>
          <table:table-cell office:value-type="string">
            <text:p>Step 1: Verify Nag screen <text:s/>page </text:p>
            <text:p>with 16 days Left.</text:p>
          </table:table-cell>
          <table:table-cell table:style-name="ce71" office:value-type="string">
            <text:p><text:span text:style-name="T2">- Clear your browsing data </text:span></text:p>
            <text:p><text:span text:style-name="T2">- Setup your system date with +13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16 days left</text:span></text:p>
            <text:p><text:span text:style-name="T2">-The counter still indicate that you have 16 days left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style-name="ce68" table:formula="of:=IF(MID([.F10];6;1)&gt;MID([.F9];6;1);&quot;&quot;;MAX([.A$7:.A9])+1)" office:value-type="float" office:value="4">
            <text:p>4.00</text:p>
          </table:table-cell>
          <table:table-cell office:value-type="string">
            <text:p>SNF_NAG_01</text:p>
          </table:table-cell>
          <table:table-cell table:style-name="ce82" office:value-type="float" office:value="4">
            <text:p>4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29 days Left.</text:p>
          </table:table-cell>
          <table:table-cell office:value-type="string">
            <text:p>Step 1: Verify Nag screen <text:s/>page </text:p>
            <text:p>with 29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time with -15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counter still indicate that you have 29 days left</text:span>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16">
          <table:table-cell table:style-name="ce68" table:formula="of:=IF(MID([.F11];6;1)&gt;MID([.F10];6;1);&quot;&quot;;MAX([.A$7:.A10])+1)" office:value-type="float" office:value="5">
            <text:p>5.00</text:p>
          </table:table-cell>
          <table:table-cell office:value-type="string">
            <text:p>SNF_NAG_01</text:p>
          </table:table-cell>
          <table:table-cell table:style-name="ce82" office:value-type="float" office:value="5">
            <text:p>5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0 days Left.</text:p>
          </table:table-cell>
          <table:table-cell office:value-type="string">
            <text:p>Step 1: Verify Nag screen page </text:p>
            <text:p>With 0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29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0 days left</text:span></text:p>
            <text:p><text:span text:style-name="T2">-The counter still indicate that you have 0 days left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8">
          <table:table-cell table:style-name="ce68" table:formula="of:=IF(MID([.F12];6;1)&gt;MID([.F11];6;1);&quot;&quot;;MAX([.A$7:.A11])+1)" office:value-type="float" office:value="6">
            <text:p>6.00</text:p>
          </table:table-cell>
          <table:table-cell office:value-type="string">
            <text:p>SNF_NAG_01</text:p>
          </table:table-cell>
          <table:table-cell table:style-name="ce82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1: Verify Nag screen <text:s/>when </text:p>
            <text:p>Trial period has expired navigation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30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>- Click on the extend evaluation link </text:span></text:p>
            <text:p><text:span text:style-name="T2">(Make sur that the product key is displayed)</text:span></text:p>
            <text:p>- Enter a valid extending product key </text:p>
            <text:p>(muching with the initial product 30 days key) </text:p>
            <text:p>Provided by the key generator then click OK</text:p>
            <text:p><text:span text:style-name="T2"/></text:p>
          </table:table-cell>
          <table:table-cell table:style-name="ce71" office:value-type="string">
            <text:p><text:span text:style-name="T2">-Trial expired screen is displayed.</text:span></text:p>
            <text:p><text:span text:style-name="T2">-Trial expired screen still displayed.</text:span></text:p>
            <text:p><text:span text:style-name="T2">-The « Buy now | exo » page is shown.</text:span></text:p>
            <text:p><text:span text:style-name="T2">-The mailing page is shown.</text:span></text:p>
            <text:p><text:span text:style-name="T2">-The exo official site is shown.</text:span></text:p>
            <text:p><text:span text:style-name="T2">-The entring product key page is shown containing the product key.</text:span></text:p>
            <text:p><text:span text:style-name="T2"/></text:p>
            <text:p><text:span text:style-name="T4"/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style-name="ce68" table:formula="of:=IF(MID([.F13];6;1)&gt;MID([.F12];6;1);&quot;&quot;;MAX([.A$7:.A12])+1)">
            <text:p/>
          </table:table-cell>
          <table:table-cell office:value-type="string">
            <text:p>SNF_N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2: Verify <text:span text:style-name="T2">submit product key </text:span></text:p>
            <text:p><text:span text:style-name="T2">Page's navigation</text:span></text:p>
          </table:table-cell>
          <table:table-cell table:style-name="ce71" office:value-type="string">
            <text:p><text:span text:style-name="T2">On the submit product key page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<text:span text:style-name="T2">-The mailing page is shown.</text:span></text:p>
            <text:p><text:span text:style-name="T2">-The exo official site is shown.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style-name="ce68" table:formula="of:=IF(MID([.F14];6;1)&gt;MID([.F13];6;1);&quot;&quot;;MAX([.A$7:.A13])+1)">
            <text:p/>
          </table:table-cell>
          <table:table-cell office:value-type="string">
            <text:p>SNF_N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3: Verify <text:span text:style-name="T2">submit product key page </text:span></text:p>
            <text:p><text:span text:style-name="T2">With invalid product key</text:span></text:p>
          </table:table-cell>
          <table:table-cell table:style-name="ce71" office:value-type="string">
            <text:p><text:span text:style-name="T2">On the submit product key page</text:span></text:p>
            <text:p><text:span text:style-name="T2">- Enter any code on the product key page </text:span></text:p>
            <text:p><text:s/>or leave it blank then click OK.</text:p>
          </table:table-cell>
          <table:table-cell table:style-name="ce71" office:value-type="string">
            <text:p><text:span text:style-name="T2"/></text:p>
            <text:p><text:span text:style-name="T2">-A message is displayed </text:span><text:span text:style-name="T5">Sorry this evaluation key is not valid 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style-name="ce68" table:formula="of:=IF(MID([.F15];6;1)&gt;MID([.F14];6;1);&quot;&quot;;MAX([.A$7:.A14])+1)">
            <text:p/>
          </table:table-cell>
          <table:table-cell office:value-type="string">
            <text:p>SNF_N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4: Verify <text:span text:style-name="T2">submit product key page </text:span></text:p>
            <text:p><text:span text:style-name="T2">With a valid product key(30 day)</text:span></text:p>
          </table:table-cell>
          <table:table-cell table:style-name="ce71" office:value-type="string">
            <text:p><text:span text:style-name="T2">On the expired trial page</text:span></text:p>
            <text:p><text:span text:style-name="T2">Enter a valid extending product key </text:span></text:p>
            <text:p><text:span text:style-name="T2">(muching with the initial product 30 days key) </text:span></text:p>
            <text:p><text:span text:style-name="T2">Provided by the key generator then click OK </text:span></text:p>
          </table:table-cell>
          <table:table-cell table:style-name="ce103" office:value-type="string">
            <text:p>-The Nag screen is displayed showing that you have 30 days lef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style-name="ce68" table:formula="of:=IF(MID([.F16];6;1)&gt;MID([.F15];6;1);&quot;&quot;;MAX([.A$7:.A15])+1)">
            <text:p/>
          </table:table-cell>
          <table:table-cell office:value-type="string">
            <text:p>SNF_N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5: Verify <text:span text:style-name="T2">submit product key page </text:span></text:p>
            <text:p><text:span text:style-name="T2">With a valid product key(6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3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60 days key) </text:span></text:p>
            <text:p><text:span text:style-name="T2">Provided by the key generator </text:span></text:p>
            <text:p><text:span text:style-name="T2">- Then click OK</text:span></text:p>
          </table:table-cell>
          <table:table-cell table:style-name="ce71" office:value-type="string">
            <text:p><text:span text:style-name="T2"/></text:p>
            <text:p><text:span text:style-name="T2">-The Nag screen is displayed showing that you have 60 days left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style-name="ce68" table:formula="of:=IF(MID([.F17];6;1)&gt;MID([.F16];6;1);&quot;&quot;;MAX([.A$7:.A16])+1)">
            <text:p/>
          </table:table-cell>
          <table:table-cell office:value-type="string">
            <text:p>SNF_N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6: Verify <text:span text:style-name="T2">submit product key page </text:span></text:p>
            <text:p><text:span text:style-name="T2">With a valid product key(1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6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10 days key) </text:span></text:p>
            <text:p><text:span text:style-name="T2">provided by the key generator </text:span></text:p>
            <text:p><text:span text:style-name="T2">-Then click OK</text:span></text:p>
          </table:table-cell>
          <table:table-cell table:style-name="ce71" office:value-type="string">
            <text:p>-The Nag screen is displayed showing that you have 10 days lef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Terms_And_Conditions" table:style-name="ta5" table:print="false">
        <office:forms form:automatic-focus="false" form:apply-design-mode="false"/>
        <table:table-column table:style-name="co7" table:default-cell-style-name="ce24"/>
        <table:table-column table:style-name="co28" table:default-cell-style-name="ce24"/>
        <table:table-column table:style-name="co7" table:default-cell-style-name="ce24"/>
        <table:table-column table:style-name="co1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1" table:number-columns-spanned="3" table:number-rows-spanned="1">
            <text:p>1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1"/>
          <table:table-cell table:style-name="ce72" table:number-columns-repeated="241"/>
        </table:table-row>
        <table:table-row table:style-name="ro26">
          <table:table-cell table:style-name="ce68" office:value-type="float" office:value="1">
            <text:p>1.00</text:p>
          </table:table-cell>
          <table:table-cell office:value-type="string">
            <text:p>SNF_TERMS_AND_CONDITION_01</text:p>
          </table:table-cell>
          <table:table-cell table:style-name="ce81" office:value-type="float" office:value="1">
            <text:p>1.00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1: Show terms and conditions</text:p>
            <text:p>Agreement at first start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heck the « I agree with this terms and conditions agreement » checkbox</text:span></text:p>
            <text:p><text:span text:style-name="T2">- Click on continue</text:span></text:p>
            <text:p><text:span text:style-name="T2"/></text:p>
          </table:table-cell>
          <table:table-cell office:value-type="string">
            <text:p>- Server is started</text:p>
            <text:p>- The terms and conditions agreement is shown</text:p>
            <text:p>-T<text:span text:style-name="T2">he « I agree with this terms and conditions agreement » checkbox is </text:span></text:p>
            <text:p><text:span text:style-name="T2">Checked.</text:span></text:p>
            <text:p><text:span text:style-name="T2">-The Default page is shown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SNF_TERMS_AND_CONDITION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2: Hide terms and conditions</text:p>
            <text:p>Agreement at second start</text:p>
          </table:table-cell>
          <table:table-cell table:style-name="ce71" office:value-type="string">
            <text:p><text:span text:style-name="T2">- Restart server</text:span></text:p>
            <text:p><text:span text:style-name="T2">- Go to localhost:8080/portal/</text:span></text:p>
            <text:p><text:span text:style-name="T2"/></text:p>
          </table:table-cell>
          <table:table-cell office:value-type="string">
            <text:p>- Server is restarted</text:p>
            <text:p>-The terms and conditions agreement is <text:span text:style-name="T6">not</text:span> shown, you will be redirected</text:p>
            <text:p>Straight to the default home page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5">
          <table:table-cell table:style-name="ce68"/>
          <table:table-cell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4" table:print="false">
        <office:forms form:automatic-focus="false" form:apply-design-mode="false"/>
        <table:table-column table:style-name="co23" table:default-cell-style-name="ce85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7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7" table:default-cell-style-name="ce85"/>
        <table:table-row table:style-name="ro19">
          <table:table-cell table:style-name="ce34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4"/>
          <table:covered-table-cell table:style-name="ce34"/>
          <table:covered-table-cell table:style-name="ce34"/>
          <table:table-cell table:style-name="ce34" office:value-type="string" table:number-columns-spanned="1" table:number-rows-spanned="3">
            <text:p>Total cases</text:p>
          </table:table-cell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4" table:number-columns-repeated="245"/>
          <table:table-cell/>
        </table:table-row>
        <table:table-row table:style-name="ro20"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1">
          <table:table-cell table:style-name="ce34" office:value-type="string">
            <text:p>Id</text:p>
          </table:table-cell>
          <table:table-cell table:style-name="ce34" office:value-type="string">
            <text:p>Functional Group</text:p>
          </table:table-cell>
          <table:table-cell table:style-name="ce87" office:value-type="string">
            <text:p>Functionality</text:p>
          </table:table-cell>
          <table:table-cell table:style-name="ce34" office:value-type="string">
            <text:p>Functionality summary</text:p>
          </table:table-cell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2">
          <table:table-cell table:style-name="ce83" office:value-type="string" table:number-columns-spanned="5" table:number-rows-spanned="1">
            <text:p>Sniff Nag Screen Test Case</text:p>
          </table:table-cell>
          <table:covered-table-cell table:style-name="ce86"/>
          <table:covered-table-cell table:style-name="ce88"/>
          <table:covered-table-cell table:style-name="ce86"/>
          <table:covered-table-cell table:style-name="ce86"/>
          <table:table-cell table:style-name="ce91" table:number-columns-repeated="4"/>
          <table:table-cell table:style-name="ce94" table:number-columns-repeated="245"/>
          <table:table-cell/>
        </table:table-row>
        <table:table-row table:style-name="ro5">
          <table:table-cell table:style-name="ce24" office:value-type="string">
            <text:p>SNF_NAG_01</text:p>
          </table:table-cell>
          <table:table-cell table:style-name="ce24" office:value-type="string">
            <text:p>Check</text:p>
          </table:table-cell>
          <table:table-cell table:style-name="ce24" office:value-type="string">
            <text:p>Verify Nag screen first start page navigation</text:p>
          </table:table-cell>
          <table:table-cell table:style-name="ce71" office:value-type="string">
            <text:p>-Navigation on the first start<text:span text:style-name="T2"> page's must be </text:span><text:span text:style-name="T2">successful</text:span></text:p>
          </table:table-cell>
          <table:table-cell table:style-name="ce89" table:formula="of:=SUMPRODUCT(([Nag_Screen.B$4:Nag_Screen.B$989]=[.$A5])*([Nag_Screen.A$4:Nag_Screen.A$989]&lt;&gt;&quot;&quot;))" office:value-type="float" office:value="6">
            <text:p>6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37" office:value-type="string" table:number-columns-spanned="5" table:number-rows-spanned="1">
            <text:p>Sniff Terms and Conditions Test Case</text:p>
          </table:table-cell>
          <table:covered-table-cell table:style-name="ce24"/>
          <table:covered-table-cell table:style-name="ce24"/>
          <table:covered-table-cell table:style-name="ce71"/>
          <table:covered-table-cell table:style-name="ce89"/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24" office:value-type="string">
            <text:p>SNF_TERMS_AND_CONDITION_01</text:p>
          </table:table-cell>
          <table:table-cell table:style-name="ce24" office:value-type="string">
            <text:p>Show/Hide</text:p>
          </table:table-cell>
          <table:table-cell table:style-name="ce24" office:value-type="string">
            <text:p>Show/Hide the terms and conditions agreement </text:p>
          </table:table-cell>
          <table:table-cell table:style-name="ce24" office:value-type="string">
            <text:p>Show terms and conditions agreement at first start</text:p>
          </table:table-cell>
          <table:table-cell table:style-name="ce89" table:formula="of:=SUMPRODUCT(([Terms_And_Conditions.B$4:Terms_And_Conditions.B$989]=[.$A7])*([Terms_And_Conditions.A$4:Terms_And_Conditions.A$989]&lt;&gt;&quot;&quot;))" office:value-type="float" office:value="1">
            <text:p>1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84" office:value-type="string">
            <text:p>TOTAL</text:p>
          </table:table-cell>
          <table:table-cell table:style-name="ce84" table:number-columns-repeated="3"/>
          <table:table-cell table:style-name="ce90" table:formula="of:=SUM([.E5:.E7])" office:value-type="float" office:value="7">
            <text:p>7</text:p>
          </table:table-cell>
          <table:table-cell table:number-columns-repeated="250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erms_And_Conditions.$H$15" table:expression="$#REF!.$E$4:$H$6"/>
        <table:named-expression table:name="WCM_01_02_020" table:base-cell-address="$Terms_And_Conditions.$H$55" table:expression="$#REF!.$E$75:$H$80"/>
        <table:named-expression table:name="WCM_04_01_01_003" table:base-cell-address="$Nag_Screen.$H$395" table:expression="$viewers.$e$#ref!:$h$#ref!"/>
        <table:named-expression table:name="WCM_01_06_050" table:base-cell-address="$Terms_And_Conditions.$H$189" table:expression="$#REF!.$E$147:$H$150"/>
        <table:named-expression table:name="WCM_01_01_026" table:base-cell-address="$Terms_And_Conditions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erms_And_Conditions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Nag_Screen.$H$11" table:expression="$#REF!.$E$10:$H$11"/>
        <table:named-expression table:name="WCM_01_01_016" table:base-cell-address="$Nag_Screen.$H$45" table:expression="$#REF!.$E$42:$H$45"/>
        <table:named-expression table:name="WCM_01_04_01_001" table:base-cell-address="$Nag_Screen.$H$152" table:expression="$#REF!.$E$122:$H$126"/>
        <table:named-expression table:name="WCM_01_04_01_005" table:base-cell-address="$Nag_Screen.$H$166" table:expression="$#REF!.$E$135:$H$139"/>
        <table:named-expression table:name="WCM_01_06_001" table:base-cell-address="$Nag_Screen.$E$162" table:expression="$#REF!.$E$165:$H$166"/>
        <table:named-expression table:name="WCM_01_06_002" table:base-cell-address="$Nag_Screen.$E$164" table:expression="$#REF!.$E$167:$H$168"/>
        <table:named-expression table:name="WCM_01_01_01_008" table:base-cell-address="$Nag_Screen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erms_And_Conditions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0"/>
    </number:number-style>
    <number:date-style style:name="N229">
      <number:day number:style="long"/>
      <number:text>/</number:text>
      <number:month number:style="long"/>
      <number:text>/</number:text>
      <number:year/>
    </number:date-style>
    <number:date-style style:name="N230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2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4-04T09:21:51</dc:date>
    <meta:editing-cycles>444</meta:editing-cycles>
    <meta:editing-duration>PT130H57M15S</meta:editing-duration>
    <dc:creator>exoplatform </dc:creator>
    <meta:document-statistic meta:table-count="5" meta:cell-count="273" meta:object-count="2"/>
    <meta:user-defined meta:name="Info 1"/>
    <meta:user-defined meta:name="Info 2"/>
    <meta:user-defined meta:name="Info 3"/>
    <meta:user-defined meta:name="Info 4"/>
  </office:meta>
</office:document-meta>
</file>